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</office:automatic-styles>
  <office:body>
    <office:text text:use-soft-page-breaks="true">
      <text:p text:style-name="P1">SOAL :</text:p>
      <text:list text:style-name="LFO1" text:continue-numbering="true">
        <text:list-item>
          <text:p text:style-name="P2">Apa saja<text:s/>yang sudah kamu ketahui dari kampus<text:s/>TI?<text:s/></text:p>
        </text:list-item>
        <text:list-item>
          <text:p text:style-name="P3">Apa-apa<text:s/>saja divisi<text:s/>di<text:s/>PEMA Fasilkom TI?<text:s/></text:p>
        </text:list-item>
        <text:list-item>
          <text:p text:style-name="P4">Kegiatan apa yang kamu sukai<text:s/>di acara<text:s/>PMB<text:s/>TI USU 2020<text:s/>hari kedua ini? Dan kenapa?<text:s/></text:p>
        </text:list-item>
      </text:list>
      <text:p text:style-name="Normal">JAWAB :</text:p>
      <text:list text:style-name="LFO2" text:continue-numbering="true">
        <text:list-item>
          <text:p text:style-name="P5">Kampus TI<text:s/>mempunyai beberapa<text:s/>bangunan dan wilayah, yaitu gedung A, gedung<text:s/>Baru,<text:s/>pendopo, <text:s/>gedung TI, gedung ilkom, <text:s/>area<text:s/>gedung<text:s/>PSI, klinik<text:s/>TI, parkir<text:s/>mobil, dan parkir motor.</text:p>
        </text:list-item>
        <text:list-item>
          <text:p text:style-name="P6">Divisi di PEMA Fasilkom TI<text:s/>:</text:p>
          <text:list text:continue-numbering="true">
            <text:list-item>
              <text:p text:style-name="P7">Hubungan Masyarakat</text:p>
            </text:list-item>
            <text:list-item>
              <text:p text:style-name="P8">Agama</text:p>
            </text:list-item>
            <text:list-item>
              <text:p text:style-name="P9">Advokasi, organisasi, dan masyarakat</text:p>
            </text:list-item>
            <text:list-item>
              <text:p text:style-name="P10">Kajian Strategis</text:p>
            </text:list-item>
            <text:list-item>
              <text:p text:style-name="P11">Media dan informasi</text:p>
            </text:list-item>
            <text:list-item>
              <text:p text:style-name="P12">Minat dan bakat</text:p>
            </text:list-item>
            <text:list-item>
              <text:p text:style-name="P13">Bisnis dan kemitraan</text:p>
            </text:list-item>
          </text:list>
        </text:list-item>
        <text:list-item>
          <text:p text:style-name="P14">Acara yang saya sukai di PMB TI USU 2020 di hari kedua ini adalah<text:s/>acara break-nya, terutama di game tebak gambar tadi, itu benar-benar lucu.<text:s/>Dan pembawaan materi dari kakak-kakak senior juga menarik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Calibri" style:font-name-asian="Yu Mincho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6282171207564</meta:initial-creator>
    <dc:creator>6282171207564</dc:creator>
    <meta:creation-date>2020-09-22T13:48:00Z</meta:creation-date>
    <dc:date>2020-09-22T13:48:00Z</dc:date>
    <meta:template xlink:href="Normal.dotm" xlink:type="simple"/>
    <meta:editing-cycles>36</meta:editing-cycles>
    <meta:editing-duration>PT2220S</meta:editing-duration>
    <meta:document-statistic meta:page-count="1" meta:paragraph-count="1" meta:word-count="109" meta:character-count="732" meta:row-count="5" meta:non-whitespace-character-count="624"/>
  </office:meta>
</office:document-meta>
</file>